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1.29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130.45pt"/>
    </style:style>
    <style:style style:name="co6" style:family="table-column">
      <style:table-column-properties fo:break-before="auto" style:column-width="67.8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T1" style:family="text">
      <style:text-properties fo: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fter adding plane removal process</text:p>
          </table:table-cell>
          <table:table-cell table:number-columns-repeated="3"/>
          <table:table-cell office:value-type="string" calcext:value-type="string">
            <text:p>Calculation time </text:p>
          </table:table-cell>
          <table:table-cell/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string" calcext:value-type="string">
            <text:p>Attempt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False Descrip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92.32" calcext:value-type="float">
            <text:p>1492.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80.31" calcext:value-type="float">
            <text:p>1480.3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50.9" calcext:value-type="float">
            <text:p>1550.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13.56" calcext:value-type="float">
            <text:p>1513.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494.62" calcext:value-type="float">
            <text:p>1494.6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落在旁邊的鐵架上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25.32" calcext:value-type="float">
            <text:p>1525.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落在旁邊的鐵架上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88.43" calcext:value-type="float">
            <text:p>1488.4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落在旁邊的鐵架上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99.75" calcext:value-type="float">
            <text:p>1499.7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94.4" calcext:value-type="float">
            <text:p>1494.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落在旁邊的鐵架上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00.82" calcext:value-type="float">
            <text:p>1500.8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落在旁邊的鐵架上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94.65" calcext:value-type="float">
            <text:p>1494.6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98.16" calcext:value-type="float">
            <text:p>1498.1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89.91" calcext:value-type="float">
            <text:p>1489.9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496.63" calcext:value-type="float">
            <text:p>1496.6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16.44" calcext:value-type="float">
            <text:p>1516.4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03.21" calcext:value-type="float">
            <text:p>1503.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96.03" calcext:value-type="float">
            <text:p>1496.0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落在旁邊的鐵架上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01.1" calcext:value-type="float">
            <text:p>1501.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88.55" calcext:value-type="float">
            <text:p>1488.5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78.1" calcext:value-type="float">
            <text:p>1478.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落在旁邊的鐵架上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96.94" calcext:value-type="float">
            <text:p>1496.9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490.67" calcext:value-type="float">
            <text:p>1490.6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07.4" calcext:value-type="float">
            <text:p>1507.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落在旁邊的鐵架上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495.41" calcext:value-type="float">
            <text:p>1495.4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44.18" calcext:value-type="float">
            <text:p>1544.1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480.04" calcext:value-type="float">
            <text:p>1480.0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523.8" calcext:value-type="float">
            <text:p>1523.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492.08" calcext:value-type="float">
            <text:p>1492.0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516.04" calcext:value-type="float">
            <text:p>1516.0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95.59" calcext:value-type="float">
            <text:p>1495.5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alse Rate</text:p>
          </table:table-cell>
          <table:table-cell table:formula="of:=8/30" office:value-type="float" office:value="0.266666666666667" calcext:value-type="float">
            <text:p>0.2666666667</text:p>
          </table:table-cell>
          <table:table-cell table:number-columns-repeated="3"/>
          <table:table-cell table:formula="of:=AVERAGE([.G2:.G31])" office:value-type="float" office:value="1501.512" calcext:value-type="float">
            <text:p>1501.5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fter reduce std thres of sor (0.05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落在旁邊的鐵架上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落在旁邊的鐵架上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落在旁邊的鐵架上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落在旁邊的鐵架上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落在旁邊的鐵架上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落在旁邊的鐵架上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落在旁邊的鐵架上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alse Rate</text:p>
          </table:table-cell>
          <table:table-cell table:formula="of:=7/30" office:value-type="float" office:value="0.233333333333333" calcext:value-type="float">
            <text:p>0.233333333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After reduce std thres of sor (<text:span text:style-name="T1">0.01</text:span>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落在旁邊的鐵架上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落在旁邊的鐵架上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落在旁邊的鐵架上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alse Rate</text:p>
          </table:table-cell>
          <table:table-cell table:formula="of:=3/30" office:value-type="float" office:value="0.1" calcext:value-type="float">
            <text:p>0.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3:53:38.784970561</meta:creation-date>
    <dc:date>2018-03-13T14:51:52.588642537</dc:date>
    <meta:editing-duration>PT7M42S</meta:editing-duration>
    <meta:editing-cycles>2</meta:editing-cycles>
    <meta:generator>LibreOffice/5.1.6.2$Linux_X86_64 LibreOffice_project/10m0$Build-2</meta:generator>
    <meta:document-statistic meta:table-count="1" meta:cell-count="273" meta:object-count="0"/>
  </office:meta>
</office:document-meta>
</file>